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rebuchet MS" svg:font-family="'Trebuchet MS', sans-serif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a7a9"/>
    </style:style>
    <style:style style:name="P2" style:family="paragraph" style:parent-style-name="Text_20_body">
      <style:text-properties officeooo:paragraph-rsid="001271fe"/>
    </style:style>
    <style:style style:name="P3" style:family="paragraph" style:parent-style-name="Text_20_body">
      <style:text-properties officeooo:paragraph-rsid="0012cd78"/>
    </style:style>
    <style:style style:name="P4" style:family="paragraph" style:parent-style-name="Text_20_body">
      <style:text-properties officeooo:paragraph-rsid="00144693"/>
    </style:style>
    <style:style style:name="P5" style:family="paragraph" style:parent-style-name="Text_20_body">
      <style:text-properties officeooo:paragraph-rsid="001539ac"/>
    </style:style>
    <style:style style:name="P6" style:family="paragraph" style:parent-style-name="Text_20_body">
      <style:text-properties officeooo:paragraph-rsid="0015fa14"/>
    </style:style>
    <style:style style:name="P7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paragraph-rsid="001271fe"/>
    </style:style>
    <style:style style:name="P8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paragraph-rsid="00144693"/>
    </style:style>
    <style:style style:name="P9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officeooo:paragraph-rsid="0017c65d"/>
    </style:style>
    <style:style style:name="P10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16d2a"/>
    </style:style>
    <style:style style:name="T2" style:family="text">
      <style:text-properties officeooo:rsid="0011a7a9"/>
    </style:style>
    <style:style style:name="T3" style:family="text">
      <style:text-properties officeooo:rsid="001271fe"/>
    </style:style>
    <style:style style:name="T4" style:family="text">
      <style:text-properties officeooo:rsid="00129f2e"/>
    </style:style>
    <style:style style:name="T5" style:family="text">
      <style:text-properties officeooo:rsid="00144693"/>
    </style:style>
    <style:style style:name="T6" style:family="text">
      <style:text-properties officeooo:rsid="00153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que Test Identifier: <text:span text:style-name="T1">1</text:span></text:p>
      <text:p text:style-name="Text_20_body">Test Description: <text:span text:style-name="T2">Tests PrintBoard() by creating a 2x2 board with a consumed node, a selected node, and a regular node.</text:span></text:p>
      <text:p text:style-name="Text_20_body">Component: <text:span text:style-name="T2">MAXIT.PrintBoard</text:span></text:p>
      <text:p text:style-name="P1">Input Condition: <text:span text:style-name="T2">a 2x2 board with a consumed node, a selected node, and a regular node.</text:span></text:p>
      <text:p text:style-name="Text_20_body">Input State or Configuration: <text:span text:style-name="T2">none</text:span></text:p>
      <text:p text:style-name="P7">Expected Result: <text:span text:style-name="T2">Function returns null, but the function should print a 2x2 board with node (0,0) red (consumed), node (0,1) cyan (selected) and the other 2 white (regular).</text:span></text:p>
      <text:p text:style-name="P2">Unique Test Identifier: <text:span text:style-name="T3">2</text:span></text:p>
      <text:p text:style-name="P2">Test Description: <text:span text:style-name="T2">Tests PopulateBoard() by creating a 2x2 board and checking that each node has been initialized.</text:span></text:p>
      <text:p text:style-name="P2">Component: <text:span text:style-name="T2">MAXIT.PopulateBoard</text:span></text:p>
      <text:p text:style-name="P2">Input Condition: <text:span text:style-name="T2">a 2x2 board that is uninitialized.</text:span></text:p>
      <text:p text:style-name="P2">Input State or Configuration: <text:span text:style-name="T2">none</text:span></text:p>
      <text:p text:style-name="P7">Expected Result: <text:span text:style-name="T3">The board is initialized.</text:span></text:p>
      <text:p text:style-name="P2">Unique Test Identifier: <text:span text:style-name="T4">3</text:span></text:p>
      <text:p text:style-name="P3">Test Description: <text:span text:style-name="T2">Tests FindLargestAvailable() by creating a 2x2 board with set values and calling <text:s/>FindLargestAvailable</text:span></text:p>
      <text:p text:style-name="P3">Component: <text:span text:style-name="T2">MAXIT. FindLargestAvailable</text:span></text:p>
      <text:p text:style-name="P2">Input Condition: <text:span text:style-name="T2">a 2x2 board with values = 0 2</text:span></text:p>
      <text:p text:style-name="P2"><text:span text:style-name="T2"><text:tab/><text:tab/><text:tab/><text:tab/><text:tab/> <text:s text:c="4"/>1 0</text:span></text:p>
      <text:p text:style-name="P4"><text:span text:style-name="T2"><text:tab/><text:tab/> The first call to FindLargestAvailable() has no consumed nodes.</text:span></text:p>
      <text:p text:style-name="P4"><text:span text:style-name="T2"><text:tab/><text:tab/> The second call to FindLargestAvailable() has all nodes consumed to simulate end of game state.</text:span></text:p>
      <text:p text:style-name="P2">Input State or Configuration: <text:span text:style-name="T5">BoardDimenstion in MAXIT class has to be set to the size of the board.</text:span></text:p>
      <text:p text:style-name="P2"><text:span text:style-name="T5"><text:tab/><text:tab/><text:tab/> <text:s text:c="7"/>selectedNode in MAXIT class has to be set to the first node in the grid.</text:span></text:p>
      <text:p text:style-name="P8"><text:span text:style-name="T3">Expected Result: FindLargestAvailable() finds node.value = 2 at (1,0) and then returns null on the second call with a consumed board.</text:span></text:p>
      <text:p text:style-name="P2">Unique Test Identifier: <text:span text:style-name="T6">4</text:span></text:p>
      <text:p text:style-name="P2">Test Description: <text:span text:style-name="T2">Tests isGameOver() by creating a 2x2 board and checking remaining moves left</text:span></text:p>
      <text:p text:style-name="P5">Component: <text:span text:style-name="T2">MAXIT.isGameOver</text:span></text:p>
      <text:p text:style-name="P2">Input Condition: <text:span text:style-name="T2">a 2x2 board that is has nodes consumed </text:span></text:p>
      <text:p text:style-name="P6">Input State or Configuration: <text:span text:style-name="T5">BoardDimenstion in MAXIT class has to be set to the size of the board.</text:span></text:p>
      <text:p text:style-name="P6"><text:span text:style-name="T5"><text:tab/><text:tab/><text:tab/> <text:s text:c="7"/>selectedNode in MAXIT class set to the first node in the grid.</text:span></text:p>
      <text:p text:style-name="P9"><text:span text:style-name="T3">Expected Result: return true from isGameOver() when all moveable nodes are consumed and false when there is a move that can be ma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rebuchet MS" svg:font-family="'Trebuchet MS', sans-serif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9:25:30.193000000</meta:creation-date>
    <dc:date>2013-09-11T21:37:48.249000000</dc:date>
    <meta:editing-duration>PT1H41M3S</meta:editing-duration>
    <meta:editing-cycles>9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29" meta:word-count="312" meta:character-count="1989" meta:non-whitespace-character-count="1666"/>
  </office:meta>
</office:document-meta>
</file>